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list-style-name="L9">
      <style:paragraph-properties fo:margin-left="0.4925in" fo:margin-right="0in" fo:margin-top="0in" fo:margin-bottom="0.1in" fo:text-indent="0in" style:auto-text-indent="false"/>
      <style:text-properties fo:font-weight="normal" style:font-weight-asian="normal" style:font-weight-complex="normal"/>
    </style:style>
    <style:style style:name="P3" style:family="paragraph" style:parent-style-name="Standard" style:list-style-name="L9">
      <style:paragraph-properties fo:margin-left="0.4925in" fo:margin-right="0in" fo:margin-top="0in" fo:margin-bottom="0.1in" fo:text-indent="0in" style:auto-text-indent="false"/>
      <style:text-properties fo:font-weight="normal" style:font-weight-asian="normal" style:font-weight-complex="normal"/>
    </style:style>
    <style:style style:name="P4" style:family="paragraph" style:parent-style-name="Standard" style:list-style-name="L5">
      <style:paragraph-properties fo:margin-left="0.4925in" fo:margin-right="0in" fo:margin-top="0in" fo:margin-bottom="0.1in" fo:text-indent="0in" style:auto-text-indent="false"/>
      <style:text-properties fo:font-weight="normal" style:font-weight-asian="normal" style:font-weight-complex="normal"/>
    </style:style>
    <style:style style:name="P5" style:family="paragraph" style:parent-style-name="Standard" style:list-style-name="L5">
      <style:paragraph-properties fo:margin-left="0.4925in" fo:margin-right="0in" fo:margin-top="0in" fo:margin-bottom="0.1in" fo:text-indent="0in" style:auto-text-indent="false"/>
      <style:text-properties fo:font-weight="normal" style:font-weight-asian="normal" style:font-weight-complex="normal"/>
    </style:style>
    <style:style style:name="P6" style:family="paragraph" style:parent-style-name="Standard" style:list-style-name="L5">
      <style:paragraph-properties fo:margin-left="0.4925in" fo:margin-right="0in" fo:margin-top="0in" fo:margin-bottom="0.1in" fo:text-indent="0in" style:auto-text-indent="false"/>
      <style:text-properties fo:font-weight="normal" style:font-weight-asian="normal" style:font-weight-complex="normal"/>
    </style:style>
    <style:style style:name="P7" style:family="paragraph" style:parent-style-name="Standard" style:list-style-name="L18">
      <style:paragraph-properties fo:margin-left="0.4925in" fo:margin-right="0in" fo:margin-top="0in" fo:margin-bottom="0.1in" fo:text-indent="0in" style:auto-text-indent="false"/>
      <style:text-properties fo:font-weight="normal" style:font-weight-asian="normal" style:font-weight-complex="normal"/>
    </style:style>
    <style:style style:name="P8" style:family="paragraph" style:parent-style-name="Standard" style:list-style-name="L31">
      <style:paragraph-properties fo:margin-left="0.4925in" fo:margin-right="0in" fo:margin-top="0in" fo:margin-bottom="0.1in" fo:text-indent="0in" style:auto-text-indent="false"/>
      <style:text-properties fo:font-weight="normal" style:font-weight-asian="normal" style:font-weight-complex="normal"/>
    </style:style>
    <style:style style:name="P9" style:family="paragraph" style:parent-style-name="Standard" style:list-style-name="L32">
      <style:paragraph-properties fo:margin-left="0.4925in" fo:margin-right="0in" fo:margin-top="0in" fo:margin-bottom="0.1in" fo:text-indent="0in" style:auto-text-indent="false"/>
      <style:text-properties fo:font-weight="normal" style:font-weight-asian="normal" style:font-weight-complex="normal"/>
    </style:style>
    <style:style style:name="P10" style:family="paragraph" style:parent-style-name="Standard" style:list-style-name="L2">
      <style:paragraph-properties fo:margin-left="0.4925in" fo:margin-right="0in" fo:margin-top="0in" fo:margin-bottom="0.1in" fo:text-indent="0in" style:auto-text-indent="false"/>
      <style:text-properties fo:font-weight="bold" style:font-weight-asian="bold" style:font-weight-complex="bold"/>
    </style:style>
    <style:style style:name="P11" style:family="paragraph" style:parent-style-name="Standard" style:list-style-name="L2">
      <style:paragraph-properties fo:margin-left="0.4925in" fo:margin-right="0in" fo:margin-top="0in" fo:margin-bottom="0.1in" fo:text-indent="0in" style:auto-text-indent="false"/>
      <style:text-properties fo:font-weight="bold" style:font-weight-asian="bold" style:font-weight-complex="bold"/>
    </style:style>
    <style:style style:name="P12" style:family="paragraph" style:parent-style-name="Standard" style:list-style-name="L2">
      <style:paragraph-properties fo:margin-left="0.4925in" fo:margin-right="0in" fo:margin-top="0in" fo:margin-bottom="0.1in" fo:text-indent="0in" style:auto-text-indent="false"/>
      <style:text-properties fo:font-weight="bold" style:font-weight-asian="bold" style:font-weight-complex="bold"/>
    </style:style>
    <style:style style:name="P13" style:family="paragraph" style:parent-style-name="Standard" style:list-style-name="L4">
      <style:paragraph-properties fo:margin-left="0.4925in" fo:margin-right="0in" fo:margin-top="0in" fo:margin-bottom="0.1in" fo:text-indent="0in" style:auto-text-indent="false"/>
      <style:text-properties fo:font-weight="bold" style:font-weight-asian="bold" style:font-weight-complex="bold"/>
    </style:style>
    <style:style style:name="P14" style:family="paragraph" style:parent-style-name="Standard" style:list-style-name="L4">
      <style:paragraph-properties fo:margin-left="0.4925in" fo:margin-right="0in" fo:margin-top="0in" fo:margin-bottom="0.1in" fo:text-indent="0in" style:auto-text-indent="false"/>
      <style:text-properties fo:font-weight="bold" style:font-weight-asian="bold" style:font-weight-complex="bold"/>
    </style:style>
    <style:style style:name="P15" style:family="paragraph" style:parent-style-name="Standard" style:list-style-name="L4">
      <style:paragraph-properties fo:margin-left="0.4925in" fo:margin-right="0in" fo:margin-top="0in" fo:margin-bottom="0.1in" fo:text-indent="0in" style:auto-text-indent="false"/>
      <style:text-properties fo:font-weight="bold" style:font-weight-asian="bold" style:font-weight-complex="bold"/>
    </style:style>
    <style:style style:name="P16"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7"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8"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9"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20"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21" style:family="paragraph" style:parent-style-name="Standard" style:list-style-name="L10">
      <style:paragraph-properties fo:margin-left="0.4925in" fo:margin-right="0in" fo:margin-top="0in" fo:margin-bottom="0.1in" fo:text-indent="0in" style:auto-text-indent="false"/>
      <style:text-properties fo:font-weight="bold" style:font-weight-asian="bold" style:font-weight-complex="bold"/>
    </style:style>
    <style:style style:name="P22" style:family="paragraph" style:parent-style-name="Standard" style:list-style-name="L12">
      <style:paragraph-properties fo:margin-left="0.4925in" fo:margin-right="0in" fo:margin-top="0in" fo:margin-bottom="0.1in" fo:text-indent="0in" style:auto-text-indent="false"/>
      <style:text-properties fo:font-weight="bold" style:font-weight-asian="bold" style:font-weight-complex="bold"/>
    </style:style>
    <style:style style:name="P23" style:family="paragraph" style:parent-style-name="Standard" style:list-style-name="L17">
      <style:paragraph-properties fo:margin-left="0.4925in" fo:margin-right="0in" fo:margin-top="0in" fo:margin-bottom="0.1in" fo:text-align="start" style:justify-single-word="false" fo:text-indent="0in" style:auto-text-indent="false"/>
    </style:style>
    <style:style style:name="P24"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5"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6"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7"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8" style:family="paragraph" style:parent-style-name="Standard" style:list-style-name="L11">
      <style:paragraph-properties fo:margin-left="0.9846in" fo:margin-right="0in" fo:margin-top="0in" fo:margin-bottom="0.1in" fo:text-indent="0in" style:auto-text-indent="false"/>
      <style:text-properties fo:font-weight="bold" style:font-weight-asian="bold" style:font-weight-complex="bold"/>
    </style:style>
    <style:style style:name="P29" style:family="paragraph" style:parent-style-name="Standard" style:list-style-name="L14">
      <style:paragraph-properties fo:margin-left="0.9846in" fo:margin-right="0in" fo:margin-top="0in" fo:margin-bottom="0.1in" fo:text-indent="0in" style:auto-text-indent="false"/>
      <style:text-properties fo:font-weight="bold" style:font-weight-asian="bold" style:font-weight-complex="bold"/>
    </style:style>
    <style:style style:name="P30" style:family="paragraph" style:parent-style-name="Standard" style:list-style-name="L7">
      <style:paragraph-properties fo:margin-left="0.9846in" fo:margin-right="0in" fo:margin-top="0in" fo:margin-bottom="0.1in" fo:text-indent="0in" style:auto-text-indent="false"/>
      <style:text-properties fo:font-weight="normal" style:font-weight-asian="normal" style:font-weight-complex="normal"/>
    </style:style>
    <style:style style:name="P31" style:family="paragraph" style:parent-style-name="Standard" style:list-style-name="L7">
      <style:paragraph-properties fo:margin-left="0.9846in" fo:margin-right="0in" fo:margin-top="0in" fo:margin-bottom="0.1in" fo:text-indent="0in" style:auto-text-indent="false"/>
      <style:text-properties fo:font-weight="normal" style:font-weight-asian="normal" style:font-weight-complex="normal"/>
    </style:style>
    <style:style style:name="P32" style:family="paragraph" style:parent-style-name="Standard" style:list-style-name="L7">
      <style:paragraph-properties fo:margin-left="0.9846in" fo:margin-right="0in" fo:margin-top="0in" fo:margin-bottom="0.1in" fo:text-indent="0in" style:auto-text-indent="false"/>
      <style:text-properties fo:font-weight="normal" style:font-weight-asian="normal" style:font-weight-complex="normal"/>
    </style:style>
    <style:style style:name="P33" style:family="paragraph" style:parent-style-name="Standard" style:list-style-name="L14">
      <style:paragraph-properties fo:margin-left="0.9846in" fo:margin-right="0in" fo:margin-top="0in" fo:margin-bottom="0.1in" fo:text-indent="0in" style:auto-text-indent="false"/>
      <style:text-properties fo:font-weight="normal" style:font-weight-asian="normal" style:font-weight-complex="normal"/>
    </style:style>
    <style:style style:name="P34" style:family="paragraph" style:parent-style-name="Standard" style:list-style-name="L15">
      <style:paragraph-properties fo:margin-left="0.9846in" fo:margin-right="0in" fo:margin-top="0in" fo:margin-bottom="0.1in" fo:text-indent="0in" style:auto-text-indent="false"/>
      <style:text-properties fo:font-weight="normal" style:font-weight-asian="normal" style:font-weight-complex="normal"/>
    </style:style>
    <style:style style:name="P35" style:family="paragraph" style:parent-style-name="Standard" style:list-style-name="L23">
      <style:paragraph-properties fo:margin-left="0.9846in" fo:margin-right="0in" fo:margin-top="0in" fo:margin-bottom="0.1in" fo:text-indent="0in" style:auto-text-indent="false"/>
      <style:text-properties fo:font-weight="normal" style:font-weight-asian="normal" style:font-weight-complex="normal"/>
    </style:style>
    <style:style style:name="P36" style:family="paragraph" style:parent-style-name="Standard" style:list-style-name="L27">
      <style:paragraph-properties fo:margin-left="0.9846in" fo:margin-right="0in" fo:margin-top="0in" fo:margin-bottom="0.1in" fo:text-indent="0in" style:auto-text-indent="false"/>
      <style:text-properties fo:font-weight="normal" style:font-weight-asian="normal" style:font-weight-complex="normal"/>
    </style:style>
    <style:style style:name="P37" style:family="paragraph" style:parent-style-name="Standard" style:list-style-name="L29">
      <style:paragraph-properties fo:margin-left="0.9846in" fo:margin-right="0in" fo:margin-top="0in" fo:margin-bottom="0.1in" fo:text-indent="0in" style:auto-text-indent="false"/>
      <style:text-properties fo:font-weight="normal" style:font-weight-asian="normal" style:font-weight-complex="normal"/>
    </style:style>
    <style:style style:name="P38" style:family="paragraph" style:parent-style-name="Standard" style:list-style-name="L8">
      <style:paragraph-properties fo:margin-left="1.4772in" fo:margin-right="0in" fo:margin-top="0in" fo:margin-bottom="0.1in" fo:text-indent="0in" style:auto-text-indent="false"/>
      <style:text-properties fo:font-weight="normal" style:font-weight-asian="normal" style:font-weight-complex="normal"/>
    </style:style>
    <style:style style:name="P39" style:family="paragraph" style:parent-style-name="Standard" style:list-style-name="L8">
      <style:paragraph-properties fo:margin-left="1.4772in" fo:margin-right="0in" fo:margin-top="0in" fo:margin-bottom="0.1in" fo:text-indent="0in" style:auto-text-indent="false"/>
      <style:text-properties fo:font-weight="normal" style:font-weight-asian="normal" style:font-weight-complex="normal"/>
    </style:style>
    <style:style style:name="P40" style:family="paragraph" style:parent-style-name="Standard" style:list-style-name="L8">
      <style:paragraph-properties fo:margin-left="1.4772in" fo:margin-right="0in" fo:margin-top="0in" fo:margin-bottom="0.1in" fo:text-indent="0in" style:auto-text-indent="false"/>
      <style:text-properties fo:font-weight="normal" style:font-weight-asian="normal" style:font-weight-complex="normal"/>
    </style:style>
    <style:style style:name="P41" style:family="paragraph" style:parent-style-name="Standard" style:list-style-name="L22">
      <style:paragraph-properties fo:margin-left="1.4772in" fo:margin-right="0in" fo:margin-top="0in" fo:margin-bottom="0.1in" fo:text-indent="0in" style:auto-text-indent="false"/>
      <style:text-properties fo:font-weight="normal" style:font-weight-asian="normal" style:font-weight-complex="normal"/>
    </style:style>
    <style:style style:name="P42" style:family="paragraph" style:parent-style-name="Standard" style:list-style-name="L24">
      <style:paragraph-properties fo:margin-left="1.4772in" fo:margin-right="0in" fo:margin-top="0in" fo:margin-bottom="0.1in" fo:text-indent="0in" style:auto-text-indent="false"/>
      <style:text-properties fo:font-weight="normal" style:font-weight-asian="normal" style:font-weight-complex="normal"/>
    </style:style>
    <style:style style:name="P43" style:family="paragraph" style:parent-style-name="Standard" style:list-style-name="L28">
      <style:paragraph-properties fo:margin-left="1.4772in" fo:margin-right="0in" fo:margin-top="0in" fo:margin-bottom="0.1in" fo:text-indent="0in" style:auto-text-indent="false"/>
      <style:text-properties fo:font-weight="normal" style:font-weight-asian="normal" style:font-weight-complex="normal"/>
    </style:style>
    <style:style style:name="P44" style:family="paragraph" style:parent-style-name="Standard" style:list-style-name="L30">
      <style:paragraph-properties fo:margin-left="1.4772in" fo:margin-right="0in" fo:margin-top="0in" fo:margin-bottom="0.1in" fo:text-indent="0in" style:auto-text-indent="false"/>
      <style:text-properties fo:font-weight="normal" style:font-weight-asian="normal" style:font-weight-complex="normal"/>
    </style:style>
    <style:style style:name="P45" style:family="paragraph" style:parent-style-name="Standard" style:list-style-name="L1">
      <style:paragraph-properties fo:margin-top="0in" fo:margin-bottom="0.1in"/>
      <style:text-properties fo:font-weight="bold" style:font-weight-asian="bold" style:font-weight-complex="bold"/>
    </style:style>
    <style:style style:name="P46" style:family="paragraph" style:parent-style-name="Standard" style:list-style-name="L1">
      <style:paragraph-properties fo:margin-top="0in" fo:margin-bottom="0.1in"/>
      <style:text-properties fo:font-weight="bold" style:font-weight-asian="bold" style:font-weight-complex="bold"/>
    </style:style>
    <style:style style:name="P47" style:family="paragraph" style:parent-style-name="Standard" style:list-style-name="L1">
      <style:paragraph-properties fo:margin-top="0in" fo:margin-bottom="0.1in"/>
      <style:text-properties fo:font-weight="bold" style:font-weight-asian="bold" style:font-weight-complex="bold"/>
    </style:style>
    <style:style style:name="P48" style:family="paragraph" style:parent-style-name="Standard" style:list-style-name="L1">
      <style:paragraph-properties fo:margin-top="0in" fo:margin-bottom="0.1in"/>
      <style:text-properties fo:font-weight="bold" style:font-weight-asian="bold" style:font-weight-complex="bold"/>
    </style:style>
    <style:style style:name="P49" style:family="paragraph" style:parent-style-name="Standard" style:list-style-name="L1">
      <style:paragraph-properties fo:margin-top="0in" fo:margin-bottom="0.1in"/>
      <style:text-properties fo:font-weight="bold" style:font-weight-asian="bold" style:font-weight-complex="bold"/>
    </style:style>
    <style:style style:name="P50" style:family="paragraph" style:parent-style-name="Standard" style:list-style-name="L1">
      <style:paragraph-properties fo:margin-top="0in" fo:margin-bottom="0.1in"/>
      <style:text-properties fo:font-weight="bold" style:font-weight-asian="bold" style:font-weight-complex="bold"/>
    </style:style>
    <style:style style:name="P51" style:family="paragraph" style:parent-style-name="Standard" style:list-style-name="L1">
      <style:paragraph-properties fo:margin-top="0in" fo:margin-bottom="0.1in"/>
      <style:text-properties fo:font-weight="bold" style:font-weight-asian="bold" style:font-weight-complex="bold"/>
    </style:style>
    <style:style style:name="P52" style:family="paragraph" style:parent-style-name="Standard" style:list-style-name="L1">
      <style:paragraph-properties fo:margin-top="0in" fo:margin-bottom="0.1in"/>
      <style:text-properties fo:font-weight="bold" style:font-weight-asian="bold" style:font-weight-complex="bold"/>
    </style:style>
    <style:style style:name="P53" style:family="paragraph" style:parent-style-name="Standard" style:list-style-name="L1">
      <style:paragraph-properties fo:margin-top="0in" fo:margin-bottom="0.1in"/>
      <style:text-properties fo:font-weight="bold" style:font-weight-asian="bold" style:font-weight-complex="bold"/>
    </style:style>
    <style:style style:name="P54" style:family="paragraph" style:parent-style-name="Standard" style:list-style-name="L1">
      <style:paragraph-properties fo:margin-top="0in" fo:margin-bottom="0.1in"/>
    </style:style>
    <style:style style:name="P55" style:family="paragraph" style:parent-style-name="Standard" style:list-style-name="L13">
      <style:paragraph-properties fo:margin-left="1.5in" fo:margin-right="0in" fo:margin-top="0in" fo:margin-bottom="0.1in" fo:text-indent="-0.5102in" style:auto-text-indent="false">
        <style:tab-stops/>
      </style:paragraph-properties>
      <style:text-properties fo:font-weight="normal" style:font-weight-asian="normal" style:font-weight-complex="normal"/>
    </style:style>
    <style:style style:name="P56" style:family="paragraph" style:parent-style-name="Standard" style:list-style-name="L13">
      <style:paragraph-properties fo:margin-left="1.5in" fo:margin-right="0in" fo:margin-top="0in" fo:margin-bottom="0.1in" fo:text-indent="-0.5102in" style:auto-text-indent="false">
        <style:tab-stops/>
      </style:paragraph-properties>
    </style:style>
    <style:style style:name="P57" style:family="paragraph" style:parent-style-name="Standard">
      <style:paragraph-properties fo:margin-left="0.0102in" fo:margin-right="0in" fo:margin-top="0in" fo:margin-bottom="0.1in" fo:text-align="center" style:justify-single-word="false" fo:text-indent="0in" style:auto-text-indent="false" fo:break-before="page"/>
      <style:text-properties fo:font-size="20pt" fo:font-weight="bold" style:font-size-asian="20pt" style:font-weight-asian="bold" style:font-size-complex="20pt" style:font-weight-complex="bold"/>
    </style:style>
    <style:style style:name="P58" style:family="paragraph" style:parent-style-name="Standard">
      <style:paragraph-properties fo:margin-left="0.0102in" fo:margin-right="0in" fo:margin-top="0in" fo:margin-bottom="0.1in" fo:text-indent="0in" style:auto-text-indent="false"/>
      <style:text-properties fo:font-weight="normal" style:font-weight-asian="normal" style:font-weight-complex="normal"/>
    </style:style>
    <style:style style:name="P59" style:family="paragraph" style:parent-style-name="Standard" style:list-style-name="L16">
      <style:paragraph-properties fo:margin-left="0.0102in" fo:margin-right="0in" fo:margin-top="0in" fo:margin-bottom="0.1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style:font-weight-asian="normal"/>
    </style:style>
    <style:style style:name="T6" style:family="text">
      <style:text-properties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 618</text:p>
      <text:p text:style-name="P1">Spring Campout 2008</text:p>
      <text:p text:style-name="Standard"/>
      <text:list text:style-name="L1">
        <text:list-item>
          <text:p text:style-name="P45">Date – <text:span text:style-name="T3">May 30</text:span><text:span text:style-name="T8">th</text:span><text:span text:style-name="T3"> – June 1st</text:span></text:p>
          <text:p text:style-name="P54"><text:span text:style-name="T1">Location - </text:span><text:span text:style-name="T3">Washington Monument State Park</text:span></text:p>
        </text:list-item>
        <text:list-item>
          <text:p text:style-name="P54"><text:span text:style-name="T1">Description -</text:span> This year, our Spring campout will be at the Washington Monument State Park in Western Maryland. <text:s/>(<text:a xlink:type="simple" xlink:href="http://www.dnr.state.md.us/publiclands/western/washington.html">http://www.dnr.state.md.us/publiclands/western/washington.html</text:a>)</text:p>
        </text:list-item>
        <text:list-item>
          <text:p text:style-name="P45">Goal – <text:span text:style-name="T3">The goal of this campout is for our Pack families to enjoy being outdoors with their Scout and the other Pack families. <text:s/>It affords us the opportunity to work together in a friendly, cooperative manner that ensures enjoyment for all participants. <text:s/>This is meant to be a “gentle” initiation into the world of camping. <text:s/>The main goal is for each and every one of use to have FUN!!</text:span></text:p>
        </text:list-item>
        <text:list-item>
          <text:p text:style-name="P45">Who may attend - <text:s/><text:span text:style-name="T3">All Scout family members, including extended family may attend this activity. <text:s/>In addition, friends of Scout families may also attend but may incur nominal costs to cover meals and material. <text:s/></text:span></text:p>
        </text:list-item>
      </text:list>
      <text:list text:style-name="L9">
        <text:list-item>
          <text:p text:style-name="P2">Medical forms – each person that participates in this activity must provide us with a medical information form. <text:s/>NO EXCEPTIONS! <text:s/>Copies of these forms will be kept with the Pack First Aid kit and will be used to help resolve any medical condition/issue.</text:p>
        </text:list-item>
        <text:list-item>
          <text:p text:style-name="P2">Contact information – We need to have contact information for all parents/adult-guardians of our Scouts. <text:s/>This information will be used to contact family members, neighbors or friends in case of an emergency situation.</text:p>
        </text:list-item>
      </text:list>
      <text:list text:style-name="L1" text:continue-numbering="true">
        <text:list-item>
          <text:p text:style-name="P45">Permit – <text:span text:style-name="T3">A “Tour Permit” must be obtained <text:s/>from the National Pike District Council prior to the campout since this destination is outside of Howard County. <text:s/>This ensures that we will be covered by BSA insurance .</text:span></text:p>
        </text:list-item>
        <text:list-item>
          <text:p text:style-name="P45">Overall rules - <text:s/><text:span text:style-name="T3">The following rules for Cub Scout activities are dictated by Boy Scouts Of America and the National Pike Council. <text:s/>They are intended to ensure that we provide a safe and enjoyable experience for all of our Scout families. <text:s/></text:span></text:p>
        </text:list-item>
      </text:list>
      <text:list text:style-name="L2">
        <text:list-item>
          <text:p text:style-name="P10"><text:span text:style-name="T3">Drugs – Under NO circumstances will Pack families be allowed to carry, consume or attempt to sell illegal substances at ANY Cub Scout activity. <text:s/>This is a “Zero-Tolerance” rule and will be strictly enforced and reported to the appropriate authorities.</text:span></text:p>
        </text:list-item>
        <text:list-item>
          <text:p text:style-name="P10"><text:span text:style-name="T3">Alcohol – Like illegal substances, there will be NO alcohol allowed at Cub Scout activities. <text:s/>There are NO EXCEPTIONS nor negotiations on this rule. <text:s/>If a Pack family member is seen consuming alcohol or evidence of alcohol use (can be smelled on breath or exhibits impaired judgment or activity), the person will be invited to leave camp. Simply put, if you bring alcohol to a Cub Scout activity, you are in direct violation of BSA and National Pike directives. <text:s/>You jeopardize not only the safety of our Pack families, but leave us open to potential legal and financial liability.</text:span></text:p>
        </text:list-item>
        <text:list-item>
          <text:p text:style-name="P10"><text:span text:style-name="T3">Tobacco use – BSA <text:s/>and the District Council have strict guidelines for the use of tobacco products at BSA-approved activities. <text:s/>For smokers, a designated smoking area will be set up (if needed) that is in an area that is away from the Scouts, preferably totally obscured from their vision. <text:s/>There will be no smoking permitted around the Scouts, including during activities such as hikes, games or meals.</text:span></text:p>
        </text:list-item>
        <text:list-item>
          <text:p text:style-name="P10"><text:soft-page-break/><text:span text:style-name="T3">No liquid fuels are permitted. <text:s/>The only types of stoves allowed are ones that operate using propane or wood/charcoal. <text:s/>This meas that “white gas” devices cannot be brought to the campsite.</text:span></text:p>
        </text:list-item>
        <text:list-item>
          <text:p text:style-name="P10"><text:span text:style-name="T3">Sleeping arrangements – the following guidelines dictate sleeping arrangements as dictated by the BSA and District Pike Council:</text:span></text:p>
        </text:list-item>
      </text:list>
      <text:list text:style-name="L3">
        <text:list-item>
          <text:p text:style-name="P24"><text:span text:style-name="T3">Scouts can ONLY sleep in the same tent with an adult if that adult (or adults) is/are their father, mother or legal guardian. <text:s/></text:span></text:p>
        </text:list-item>
        <text:list-item>
          <text:p text:style-name="P24"><text:span text:style-name="T3">Scouts can sleep in the same tent with other Scouts.</text:span></text:p>
        </text:list-item>
        <text:list-item>
          <text:p text:style-name="P24"><text:span text:style-name="T3">Unmarried adults CANNOT sleep in the same tent.</text:span></text:p>
        </text:list-item>
        <text:list-item>
          <text:p text:style-name="P24"><text:span text:style-name="T3">Siblings that attend the campout cannot sleep in the same tent as Scouts from other families.</text:span></text:p>
        </text:list-item>
      </text:list>
      <text:list text:style-name="L1" text:continue-numbering="true">
        <text:list-item>
          <text:p text:style-name="P45">Safety -</text:p>
        </text:list-item>
      </text:list>
      <text:list text:style-name="L4">
        <text:list-item>
          <text:p text:style-name="P13">First Aid - </text:p>
        </text:list-item>
        <text:list-item>
          <text:p text:style-name="P13">Sanitation</text:p>
        </text:list-item>
        <text:list-item>
          <text:p text:style-name="P13">Campfire rules</text:p>
        </text:list-item>
      </text:list>
      <text:list text:style-name="L1" text:continue-numbering="true">
        <text:list-item>
          <text:p text:style-name="P45">Meals <text:s/>– <text:span text:style-name="T3">All meals will be cooked by a combination of adults/leaders and Scouts. <text:s/>The cooks for each meal will be responsible for purchasing the appropriate quantities of need food and preparation items.</text:span></text:p>
        </text:list-item>
        <text:list-item>
          <text:p text:style-name="P45">Bathroom facilities -</text:p>
        </text:list-item>
      </text:list>
      <text:list text:style-name="L5">
        <text:list-item>
          <text:p text:style-name="P4">Using the “Buddy System”</text:p>
        </text:list-item>
        <text:list-item>
          <text:p text:style-name="P4">Posting Guards</text:p>
        </text:list-item>
        <text:list-item>
          <text:p text:style-name="P4">Showering (if available) - </text:p>
        </text:list-item>
      </text:list>
      <text:list text:style-name="L1" text:continue-numbering="true">
        <text:list-item>
          <text:p text:style-name="P45">Activities -</text:p>
        </text:list-item>
      </text:list>
      <text:list text:style-name="L6">
        <text:list-item>
          <text:p text:style-name="P16">Arrival – Tent setup</text:p>
        </text:list-item>
        <text:list-item>
          <text:p text:style-name="P16">Hiking - </text:p>
        </text:list-item>
      </text:list>
      <text:list text:style-name="L7">
        <text:list-item>
          <text:p text:style-name="P30">Hike leader – The Hike Leader will be at the front of the group at all times. <text:s/>He/she will carry a two-way radio in order to communicate with the adults that will be stationed at various points throughout the hiking group.</text:p>
        </text:list-item>
        <text:list-item>
          <text:p text:style-name="P30">Hike trailer – This adult will always be located after the last Scout on the hike and will be in communication with the hike leader as necessary to keep the group safe and organized.</text:p>
        </text:list-item>
        <text:list-item>
          <text:p text:style-name="P30">Injury/Emergency – if an injury occurs, adults on the hike will be assigned to assist the injured hiker. <text:s/></text:p>
        </text:list-item>
      </text:list>
      <text:list text:style-name="L8">
        <text:list-item>
          <text:p text:style-name="P38">Minor injury - If the injury is minor, the adult(s) and injured hiker will self-treat the injury and decide whether to re-join the group. <text:s/>The main group will proceed.</text:p>
        </text:list-item>
        <text:list-item>
          <text:p text:style-name="P38">Major Injury – Adults will assist the injured person and seek emergency <text:soft-page-break/>medical attention. <text:s/>The hike leader will make the decision to either continue the hike or to end it and return to camp.</text:p>
        </text:list-item>
        <text:list-item>
          <text:p text:style-name="P38">Dangerous conditions – If, at any time during the hike, a dangerous condition is observed by hike participants, the hike leader will immediately call off the hike and use all due caution in bringing the Scouts and family members safely back to camp.</text:p>
        </text:list-item>
      </text:list>
      <text:list text:style-name="L6">
        <text:list-item>
          <text:p text:style-name="P16">Large-Group games</text:p>
        </text:list-item>
        <text:list-item>
          <text:p text:style-name="P16">“Scouts' Own” Service -<text:span text:style-name="T3"> </text:span></text:p>
        </text:list-item>
        <text:list-item>
          <text:p text:style-name="P16">Breaking Camp - Leaving</text:p>
        </text:list-item>
      </text:list>
      <text:list text:style-name="L1" text:continue-numbering="true">
        <text:list-item>
          <text:p text:style-name="P45">Campfire -</text:p>
        </text:list-item>
      </text:list>
      <text:list text:style-name="L32">
        <text:list-item>
          <text:p text:style-name="P9">Announcements</text:p>
        </text:list-item>
        <text:list-item>
          <text:p text:style-name="P9">Bridging ceremony</text:p>
        </text:list-item>
        <text:list-item>
          <text:p text:style-name="P9">Stories</text:p>
        </text:list-item>
        <text:list-item>
          <text:p text:style-name="P9">Skits</text:p>
        </text:list-item>
        <text:list-item>
          <text:p text:style-name="P9">Inspirational readings</text:p>
        </text:list-item>
      </text:list>
      <text:list text:style-name="L1" text:continue-numbering="true">
        <text:list-item>
          <text:p text:style-name="P45">Agenda - <text:s/><text:span text:style-name="T3">The following is a rough agenda for our Spring Campout. <text:s/>The agenda will be followed as closely as possible, but is meant to be dynamic in nature. <text:s/>Ultimately, the Cubmaster and Assistant Cubmaster will make decisions during the activity that will affect the schedule.</text:span></text:p>
        </text:list-item>
      </text:list>
      <text:list text:style-name="L10">
        <text:list-item>
          <text:p text:style-name="P21"><text:span text:style-name="T3">Day 1</text:span></text:p>
        </text:list-item>
      </text:list>
      <text:list text:style-name="L11">
        <text:list-item>
          <text:p text:style-name="P28"><text:span text:style-name="T3">1630<text:tab/>Meet at CCES to organize caravan.</text:span></text:p>
        </text:list-item>
        <text:list-item>
          <text:p text:style-name="P28"><text:span text:style-name="T3">1800<text:tab/>Arrive at campsite. <text:s/>Set up tents and bedding.</text:span></text:p>
        </text:list-item>
        <text:list-item>
          <text:p text:style-name="P28"><text:span text:style-name="T3">1830<text:tab/>Prepare simple meal (hot dogs/hamburgers/sandwiches)</text:span></text:p>
        </text:list-item>
        <text:list-item>
          <text:p text:style-name="P28"><text:span text:style-name="T3">2000<text:tab/>Organize a “Large-Group” game for the Scouts and siblings.</text:span></text:p>
        </text:list-item>
        <text:list-item>
          <text:p text:style-name="P28"><text:span text:style-name="T3">2200<text:tab/>Hot cocoa and healthy snacks (“cracker barrel”).</text:span></text:p>
        </text:list-item>
        <text:list-item>
          <text:p text:style-name="P28"><text:span text:style-name="T3">2230<text:tab/>Get ready for bed and settle down into tents for the night.</text:span></text:p>
        </text:list-item>
      </text:list>
      <text:list text:style-name="L12">
        <text:list-item>
          <text:p text:style-name="P22"><text:span text:style-name="T3">Day 2</text:span></text:p>
        </text:list-item>
      </text:list>
      <text:list text:style-name="L13">
        <text:list-item>
          <text:p>0630<text:tab/>Start boiling water for coffee, hot cocoa, breakfast needs and dishwater.</text:p>
        </text:list-item>
        <text:list-item>
          <text:p>0700<text:tab/>Start cooking breakfast dish it out as families start to get up and about.</text:p>
        </text:list-item>
        <text:list-item>
          <text:p>0830<text:tab/>Start cleaning up breakfast dishes, etc.</text:p>
        </text:list-item>
        <text:list-item>
          <text:p text:style-name="P55">0900<text:tab/>Small-group games (throwing Nerf footballs around, try to find interesting items in area, etc.)</text:p>
        </text:list-item>
        <text:list-item>
          <text:p text:style-name="P56"><text:span text:style-name="T3">0930<text:tab/>Raise US Flag with ceremony. <text:s/>Welcome families and review ground </text:span>rules.</text:p>
        </text:list-item>
        <text:list-item>
          <text:p text:style-name="P56">1000<text:tab/>Prepare for group hike.</text:p>
        </text:list-item>
        <text:list-item>
          <text:p text:style-name="P56"><text:soft-page-break/>1030<text:tab/>Start hike.</text:p>
        </text:list-item>
        <text:list-item>
          <text:p text:style-name="P56">1100<text:tab/>Stop as a group for a snack.</text:p>
        </text:list-item>
        <text:list-item>
          <text:p text:style-name="P56">1200<text:tab/>Stop for a trail lunch (tuna &amp; tortilla, sandwiches, fruit, pita-pizza, etc.)</text:p>
        </text:list-item>
        <text:list-item>
          <text:p text:style-name="P56">1230<text:tab/>Continue hike.</text:p>
        </text:list-item>
        <text:list-item>
          <text:p text:style-name="P56">1330<text:tab/>Hike ends. <text:s/>Car-shuttle back to campground.</text:p>
        </text:list-item>
        <text:list-item>
          <text:p text:style-name="P56">1400<text:tab/>Free time.</text:p>
        </text:list-item>
        <text:list-item>
          <text:p text:style-name="P56">1500<text:tab/>Large-group game.</text:p>
        </text:list-item>
        <text:list-item>
          <text:p text:style-name="P56">1630<text:tab/>Designated leaders/adults and Webelos give a safe fire-building lesson.</text:p>
        </text:list-item>
        <text:list-item>
          <text:p text:style-name="P56">1700<text:tab/>Build campfire(s) for cooking evening meal.</text:p>
        </text:list-item>
        <text:list-item>
          <text:p text:style-name="P56">1800<text:tab/>Pack eats evening meal</text:p>
        </text:list-item>
        <text:list-item>
          <text:p text:style-name="P56">1845<text:tab/>Designated adults and Scouts clean up trash and wash dishes.</text:p>
        </text:list-item>
        <text:list-item>
          <text:p text:style-name="P56">1900<text:tab/>Free time</text:p>
        </text:list-item>
        <text:list-item>
          <text:p text:style-name="P56">2000<text:tab/>Lower the flag with ceremony. (this should be done at dusk) </text:p>
        </text:list-item>
        <text:list-item>
          <text:p text:style-name="P56">2015<text:tab/>Prepare evening campfire, allowing Scouts to build proper tinder, kindling, fuel structure. <text:s/>Allow a Scout, under supervision, to light the evening fire.</text:p>
        </text:list-item>
        <text:list-item>
          <text:p text:style-name="P56">2045<text:tab/>Campfire program. <text:s/>(Announcements, Bridging, stories, skits and faith-based activities are all appropriate)</text:p>
        </text:list-item>
        <text:list-item>
          <text:p text:style-name="P56">2200<text:tab/>Cracker barrel (snacks, hot cocoa)</text:p>
        </text:list-item>
        <text:list-item>
          <text:p text:style-name="P56">2230<text:tab/>Lights out.</text:p>
        </text:list-item>
      </text:list>
      <text:list text:style-name="L12">
        <text:list-item>
          <text:p text:style-name="P22"><text:span text:style-name="T3">Day 3</text:span></text:p>
        </text:list-item>
      </text:list>
      <text:list text:style-name="L14">
        <text:list-item>
          <text:p text:style-name="P29"><text:span text:style-name="T3">0630<text:tab/>Start boiling water for coffee, hot cocoa, breakfast needs and dishwater.</text:span></text:p>
        </text:list-item>
      </text:list>
      <text:list text:style-name="L15">
        <text:list-item>
          <text:p text:style-name="P34">0700<text:tab/>Start cooking breakfast dish it out as families start to get up and about.</text:p>
        </text:list-item>
      </text:list>
      <text:list text:style-name="L14">
        <text:list-item>
          <text:p text:style-name="P33">0830<text:tab/>Start cleaning up breakfast dishes, etc.</text:p>
        </text:list-item>
        <text:list-item>
          <text:p text:style-name="P33">0830<text:tab/>Start breaking camp. <text:s/>Cleaning up campground.</text:p>
        </text:list-item>
        <text:list-item>
          <text:p text:style-name="P33">0930<text:tab/>“Scouts' Own” worship service.</text:p>
        </text:list-item>
        <text:list-item>
          <text:p text:style-name="P33">1000<text:tab/>Police campground to leave it better than we found it.</text:p>
        </text:list-item>
        <text:list-item>
          <text:p text:style-name="P33">1030<text:tab/>Closing.</text:p>
        </text:list-item>
        <text:list-item>
          <text:p text:style-name="P33">1045<text:tab/>Caravan back home.</text:p>
        </text:list-item>
      </text:list>
      <text:p text:style-name="P57">Planning</text:p>
      <text:p text:style-name="P58">The planning of the campout is critical to its success. <text:s/>In order to prevent “SUPRISES”, we must focus on the major items as described below.</text:p>
      <text:list text:style-name="L16">
        <text:list-item>
          <text:p text:style-name="P59">Safety/First Aid – this is a list of what we should have for this event:</text:p>
        </text:list-item>
      </text:list>
      <text:list text:style-name="L17">
        <text:list-item>
          <text:p text:style-name="P23"><text:span text:style-name="T3">Pack First Aid kit. <text:s/>This must be inspected early in the planning phase to ensure that the products that have a shelf-life are within the limits. <text:s/>We cannot use out-dated ointments, etc.</text:span></text:p>
        </text:list-item>
        <text:list-item>
          <text:p text:style-name="P23"><text:span text:style-name="T3">Personal First Aid kits for each Scout. <text:s/>This should be a small plastic container that holds a few band-aids, alcohol wipes and ointment packs. <text:s/>We purchased this type of kit at a very reasonable price (</text:span><text:span text:style-name="Emphasis"><text:span text:style-name="T4">$2.69 each</text:span></text:span> )<text:span text:style-name="T3"> for the Scouting In Iraq effort.</text:span></text:p>
        </text:list-item>
        <text:list-item>
          <text:p text:style-name="P23"><text:span text:style-name="T3">Safety whistle for each Scout and adult. <text:s/>Again, for Scouting In Iraq, we purchased a bulk case of 250 whistles for $250.00. <text:s/>These whistles have a compartment in which band-aids and ointment could be stored. <text:s/>It also has a compass located on the screw-on cap.</text:span></text:p>
        </text:list-item>
        <text:list-item>
          <text:p text:style-name="P23"><text:span text:style-name="T3">Two <text:s/>rectangular containers for washing dishes.</text:span></text:p>
        </text:list-item>
        <text:list-item>
          <text:p text:style-name="P23"><text:span text:style-name="T3">Small bottle of dish soap.</text:span></text:p>
        </text:list-item>
        <text:list-item>
          <text:p text:style-name="P23"><text:span text:style-name="T3">Small bottle of chlorine bleach.</text:span></text:p>
        </text:list-item>
        <text:list-item>
          <text:p text:style-name="P23"><text:span text:style-name="T3">Several nylon or plastic mesh “ditty bags”. <text:s/>(the ones that are like the bags that onions come in, but with larger holes are best. <text:s/>Non fabric type as the fabric allows bacteria growth.</text:span></text:p>
        </text:list-item>
        <text:list-item>
          <text:p text:style-name="P23"><text:span text:style-name="T3">Enough hand-pump bottles of anti-bacterial hand sanitizer to last the entire weekend considering the number of attendees. <text:s/>There should be bottles available at the picnic tables or wherever convenient. <text:s/></text:span></text:p>
        </text:list-item>
        <text:list-item>
          <text:p text:style-name="P23"><text:span text:style-name="T3">Paper towels for cooking and for wiping off hand-cleaner. <text:s/>Locate them in convenient places (picnic tables, restrooms, etc.)</text:span></text:p>
        </text:list-item>
        <text:list-item>
          <text:p text:style-name="P23"><text:span text:style-name="T3">Hand soap should be available at the restrooms and refilled as-needed.</text:span></text:p>
        </text:list-item>
      </text:list>
      <text:list text:style-name="L16">
        <text:list-item>
          <text:p text:style-name="P59">Meals</text:p>
        </text:list-item>
      </text:list>
      <text:list text:style-name="L18">
        <text:list-item>
          <text:p text:style-name="P7">Dinner Friday night – Hot dogs and hamburgers that will be cooked and served as needed. <text:s/>Let Scouts flip burgers under direct supervision. <text:s/>(confidence building)</text:p>
        </text:list-item>
      </text:list>
      <text:list text:style-name="L19">
        <text:list-item>
          <text:p>Cooks:</text:p>
        </text:list-item>
      </text:list>
      <text:list text:style-name="L20">
        <text:list-item>
          <text:p>Greg McCarty</text:p>
        </text:list-item>
        <text:list-item>
          <text:p>???</text:p>
        </text:list-item>
      </text:list>
      <text:list text:style-name="L25">
        <text:list-item>
          <text:p>Kitchen Patrol:</text:p>
        </text:list-item>
      </text:list>
      <text:list text:style-name="L26">
        <text:list-item>
          <text:p>Various Webelos</text:p>
        </text:list-item>
        <text:list-item>
          <text:p>Parent volunteers</text:p>
        </text:list-item>
      </text:list>
      <text:list text:style-name="L18">
        <text:list-item>
          <text:p text:style-name="P7">Breakfast Saturday morning – Pancakes, sausage, milk, juice, fresh fruit.</text:p>
        </text:list-item>
      </text:list>
      <text:list text:style-name="L21">
        <text:list-item>
          <text:p>Cooks:</text:p>
        </text:list-item>
      </text:list>
      <text:list text:style-name="L22">
        <text:list-item>
          <text:p text:style-name="P41"><text:soft-page-break/>Emmy Medina</text:p>
        </text:list-item>
        <text:list-item>
          <text:p text:style-name="P41">Beth Sheppard</text:p>
        </text:list-item>
        <text:list-item>
          <text:p text:style-name="P41">???</text:p>
        </text:list-item>
      </text:list>
      <text:list text:style-name="L27">
        <text:list-item>
          <text:p text:style-name="P36">Kitchen Patrol:</text:p>
        </text:list-item>
      </text:list>
      <text:list text:style-name="L28">
        <text:list-item>
          <text:p text:style-name="P43">Various Bears</text:p>
        </text:list-item>
      </text:list>
      <text:list text:style-name="L22">
        <text:list-item>
          <text:p text:style-name="P41">Parent volunteers</text:p>
        </text:list-item>
      </text:list>
      <text:list text:style-name="L18">
        <text:list-item>
          <text:p text:style-name="P7">Lunch Saturday noon – Scouts help prepare their own lunch items, under supervision.</text:p>
        </text:list-item>
        <text:list-item>
          <text:p text:style-name="P7">Dinner Saturday night - <text:s/>Cowboy stew cooked over open fire. <text:s/>This could be pre-cooked at home and frozen, to be thawed and warmed over fire. <text:s/>K.I.S.S. <text:s/>Silver turtles (chicken and beef, with vegetables and seasoning cooked in heavy-duty aluminum foil in the coals of the cooking fire) <text:s/>Vegetables cooked on propane stoves or grills. <text:s/>Garlic bread cooked on grills. <text:s/>Baked apples and cinnamon cooked in fire;</text:p>
        </text:list-item>
      </text:list>
      <text:list text:style-name="L23">
        <text:list-item>
          <text:p text:style-name="P35">Cooks:</text:p>
        </text:list-item>
      </text:list>
      <text:list text:style-name="L24">
        <text:list-item>
          <text:p text:style-name="P42">Victor Frazier</text:p>
        </text:list-item>
        <text:list-item>
          <text:p text:style-name="P42">????</text:p>
        </text:list-item>
        <text:list-item>
          <text:p text:style-name="P42">Scouts</text:p>
        </text:list-item>
      </text:list>
      <text:list text:style-name="L29">
        <text:list-item>
          <text:p text:style-name="P37">Kitchen Patrol:</text:p>
        </text:list-item>
      </text:list>
      <text:list text:style-name="L30">
        <text:list-item>
          <text:p text:style-name="P44">Various Wolves</text:p>
        </text:list-item>
      </text:list>
      <text:list text:style-name="L24">
        <text:list-item>
          <text:p text:style-name="P42">Parent volunteers</text:p>
        </text:list-item>
      </text:list>
      <text:list text:style-name="L18">
        <text:list-item>
          <text:p text:style-name="P7">Breakfast Sunday morning – Breakfast burritos (scrambled eggs with link sausage or bacon and salsa on a flour tortilla. <text:s/>Milk, Juice, fresh fruit.</text:p>
        </text:list-item>
      </text:list>
      <text:list text:style-name="L16">
        <text:list-item>
          <text:p text:style-name="P59">Activities</text:p>
        </text:list-item>
        <text:list-item>
          <text:p text:style-name="P59">Cost – We have to decide very early if the Pack can afford to cover the entire cost of this event. The following is a partial list of items that we need to purchase:</text:p>
        </text:list-item>
      </text:list>
      <text:list text:style-name="L31">
        <text:list-item>
          <text:p text:style-name="P8">Grills – at least 2 portable Weber Baby-Q grills with external 25lb tank, hoses/fittings and covers.</text:p>
        </text:list-item>
        <text:list-item>
          <text:p text:style-name="P8">Cooking utensils (spatulas, tongs, spoons)</text:p>
        </text:list-item>
        <text:list-item>
          <text:p text:style-name="P8">Large cook pots. <text:s/>(we may already have these in the storage unit)</text:p>
        </text:list-item>
        <text:list-item>
          <text:p text:style-name="P8">Burgers &amp; hot dogs and buns</text:p>
        </text:list-item>
        <text:list-item>
          <text:p text:style-name="P8">condiments</text:p>
        </text:list-item>
        <text:list-item>
          <text:p text:style-name="P8">paper towels (we have some in storage)</text:p>
        </text:list-item>
        <text:list-item>
          <text:p text:style-name="P8">bottled water (½ liter bottles and possibly bulk containers)</text:p>
        </text:list-item>
        <text:list-item>
          <text:p text:style-name="P8">hand sanitizer</text:p>
        </text:list-item>
        <text:list-item>
          <text:p text:style-name="P8">hand soap</text:p>
        </text:list-item>
        <text:list-item>
          <text:p text:style-name="P8">personal First Aid kits</text:p>
        </text:list-item>
        <text:list-item>
          <text:p text:style-name="P8"><text:soft-page-break/>re-supply Pack First Aid kit</text:p>
        </text:list-item>
        <text:list-item>
          <text:p text:style-name="P8">aluminum foil</text:p>
        </text:list-item>
        <text:list-item>
          <text:p text:style-name="P8">dishwashing soap and rectangular bins</text:p>
        </text:list-item>
        <text:list-item>
          <text:p text:style-name="P8">“ditty bags” for drying dishes</text:p>
        </text:list-item>
        <text:list-item>
          <text:p text:style-name="P8">clothes line for drying dishes and other items</text:p>
        </text:list-item>
        <text:list-item>
          <text:p text:style-name="P8">Ingredients for stew.</text:p>
        </text:list-item>
        <text:list-item>
          <text:p text:style-name="P8">Ingredients for silver turtles.</text:p>
        </text:list-item>
        <text:list-item>
          <text:p text:style-name="P8">Apples for baked apples cooked in fire.</text:p>
        </text:list-item>
        <text:list-item>
          <text:p text:style-name="P8">Cinnamon</text:p>
        </text:list-item>
        <text:list-item>
          <text:p text:style-name="P8">bananas</text:p>
        </text:list-item>
        <text:list-item>
          <text:p text:style-name="P8">oranges</text:p>
        </text:list-item>
        <text:list-item>
          <text:p text:style-name="P8">sausage (rolls and links)</text:p>
        </text:list-item>
        <text:list-item>
          <text:p text:style-name="P8">eggs</text:p>
        </text:list-item>
        <text:list-item>
          <text:p text:style-name="P8">flour tortillas</text:p>
        </text:list-item>
        <text:list-item>
          <text:p text:style-name="P8">variety of chips and dip</text:p>
        </text:list-item>
        <text:list-item>
          <text:p text:style-name="P8">chicken</text:p>
        </text:list-item>
        <text:list-item>
          <text:p text:style-name="P8">thin-sliced beef</text:p>
        </text:list-item>
        <text:list-item>
          <text:p text:style-name="P8">potatoes</text:p>
        </text:list-item>
        <text:list-item>
          <text:p text:style-name="P8">tomatoes</text:p>
        </text:list-item>
        <text:list-item>
          <text:p text:style-name="P8">onions</text:p>
        </text:list-item>
        <text:list-item>
          <text:p text:style-name="P8">lettuce</text:p>
        </text:list-item>
        <text:list-item>
          <text:p text:style-name="P8">carrots</text:p>
        </text:list-item>
        <text:list-item>
          <text:p text:style-name="P8">broccoli</text:p>
        </text:list-item>
        <text:list-item>
          <text:p text:style-name="P8">soft margarine</text:p>
        </text:list-item>
        <text:list-item>
          <text:p text:style-name="P8">white bread</text:p>
        </text:list-item>
        <text:list-item>
          <text:p text:style-name="P8">garlic bread</text:p>
        </text:list-item>
        <text:list-item>
          <text:p text:style-name="P8">salsa</text:p>
        </text:list-item>
        <text:list-item>
          <text:p text:style-name="P8">tuna (sandwiches Saturday)</text:p>
        </text:list-item>
        <text:list-item>
          <text:p text:style-name="P8">mayonnaise</text:p>
        </text:list-item>
        <text:list-item>
          <text:p text:style-name="P8">plastic-ware (we may have enough in storage)</text:p>
        </text:list-item>
        <text:list-item>
          <text:p text:style-name="P8">paper plates (we may have enough in storage)</text:p>
        </text:list-item>
        <text:list-item>
          <text:p text:style-name="P8">kick-balls</text:p>
        </text:list-item>
        <text:list-item>
          <text:p text:style-name="P8"><text:soft-page-break/>2 propane lanterns with stands and extra cannisters</text:p>
        </text:list-item>
        <text:list-item>
          <text:p text:style-name="P8">Nerf footballs, frisbees</text:p>
        </text:list-item>
        <text:list-item>
          <text:p text:style-name="P8">coolers (we have several in storage)</text:p>
        </text:list-item>
        <text:list-item>
          <text:p text:style-name="P8">propane burner for boiling large quantities of water.</text:p>
        </text:list-item>
        <text:list-item>
          <text:p text:style-name="P8">Hot cocoa mix</text:p>
        </text:list-item>
        <text:list-item>
          <text:p text:style-name="P8">mini-marshmallows</text:p>
        </text:list-item>
        <text:list-item>
          <text:p text:style-name="P8">coffee</text:p>
        </text:list-item>
        <text:list-item>
          <text:p text:style-name="P8">orange juice</text:p>
        </text:list-item>
        <text:list-item>
          <text:p text:style-name="P8">milk (whole, 2% and skim)</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3T10:47:57</meta:creation-date>
    <dc:date>2008-04-13T15:45:10</dc:date>
    <meta:editing-cycles>5</meta:editing-cycles>
    <meta:editing-duration>PT3H39M9S</meta:editing-duration>
    <meta:user-defined meta:name="Info 1"/>
    <meta:user-defined meta:name="Info 2"/>
    <meta:user-defined meta:name="Info 3"/>
    <meta:user-defined meta:name="Info 4"/>
    <meta:document-statistic meta:table-count="0" meta:image-count="0" meta:object-count="0" meta:page-count="8" meta:paragraph-count="180" meta:word-count="1921" meta:character-count="11627"/>
  </office:meta>
</office:document-meta>
</file>